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5.109cm" table:align="left" style:writing-mode="lr-tb"/>
    </style:style>
    <style:style style:name="Táblázat1.A" style:family="table-column">
      <style:table-column-properties style:column-width="7.542cm"/>
    </style:style>
    <style:style style:name="Táblázat1.B" style:family="table-column">
      <style:table-column-properties style:column-width="0.049cm"/>
    </style:style>
    <style:style style:name="Táblázat1.C" style:family="table-column">
      <style:table-column-properties style:column-width="7.451cm"/>
    </style:style>
    <style:style style:name="Táblázat1.D" style:family="table-column">
      <style:table-column-properties style:column-width="0.067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áblázat1.C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áblázat1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áblázat1.C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áblázat1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áblázat1.C3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áblázat1.A4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áblázat1.A5" style:family="table-cell">
      <style:table-cell-properties style:vertical-align="top" fo:padding="0cm" fo:border="none" style:writing-mode="lr-tb"/>
    </style:style>
    <style:style style:name="Táblázat1.A8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áblázat1.A9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áblázat1.D39" style:family="table-cell">
      <style:table-cell-properties fo:padding="0cm" fo:border="none"/>
    </style:style>
    <style:style style:name="P1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orphans="0" fo:widows="0" style:text-autospace="none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 style:text-autospace="none"/>
      <style:text-properties fo:font-size="8pt" style:font-size-asian="8pt" style:font-size-complex="8pt"/>
    </style:style>
    <style:style style:name="P5" style:family="paragraph" style:parent-style-name="Standard">
      <style:paragraph-properties fo:orphans="0" fo:widows="0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7" style:family="paragraph" style:parent-style-name="Standard">
      <style:paragraph-properties fo:margin-top="0.423cm" fo:margin-bottom="0.423cm" loext:contextual-spacing="false" fo:text-align="center" style:justify-single-word="false" fo:orphans="0" fo:widows="0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.423cm" fo:margin-bottom="0.423cm" loext:contextual-spacing="false" fo:text-align="center" style:justify-single-word="false" fo:orphans="0" fo:widows="0" style:text-autospace="non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Standard">
      <style:paragraph-properties fo:margin-top="0.423cm" fo:margin-bottom="0.423cm" loext:contextual-spacing="false" fo:orphans="0" fo:widows="0" style:page-number="auto" style:text-autospace="non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margin-top="0.141cm" fo:margin-bottom="0.141cm" loext:contextual-spacing="false" fo:text-align="center" style:justify-single-word="false" fo:orphans="0" fo:widows="0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.099cm" fo:margin-right="0.099cm" fo:text-align="center" style:justify-single-word="false" fo:orphans="0" fo:widows="0" fo:text-indent="0cm" style:auto-text-indent="false" style:text-autospace="none"/>
    </style:style>
    <style:style style:name="P12" style:family="paragraph" style:parent-style-name="Standard">
      <style:paragraph-properties fo:margin-left="0.099cm" fo:margin-right="0.099cm" fo:text-align="center" style:justify-single-word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.099cm" fo:margin-right="0.099cm" fo:margin-top="0.4cm" fo:margin-bottom="0cm" loext:contextual-spacing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099cm" fo:margin-right="0.099cm" fo:margin-top="0.4cm" fo:margin-bottom="0cm" loext:contextual-spacing="false" fo:text-align="center" style:justify-single-word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.099cm" fo:margin-right="0.099cm" fo:margin-top="0.4cm" fo:margin-bottom="0cm" loext:contextual-spacing="false" fo:orphans="0" fo:widows="0" fo:text-indent="0cm" style:auto-text-indent="false" style:text-autospace="none"/>
    </style:style>
    <style:style style:name="P16" style:family="paragraph" style:parent-style-name="Standard">
      <style:paragraph-properties fo:margin-left="0.099cm" fo:margin-right="0.099cm" fo:margin-top="0.4cm" fo:margin-bottom="0.101cm" loext:contextual-spacing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499cm" fo:margin-right="0.499cm" fo:margin-top="0.141cm" fo:margin-bottom="0.141cm" loext:contextual-spacing="false" fo:orphans="0" fo:widows="0" fo:text-indent="0cm" style:auto-text-indent="false" style:text-autospace="none"/>
    </style:style>
    <style:style style:name="P18" style:family="paragraph" style:parent-style-name="Standard">
      <style:paragraph-properties fo:margin-left="0.499cm" fo:margin-right="0.499cm" fo:margin-top="0.141cm" fo:margin-bottom="0.141cm" loext:contextual-spacing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499cm" fo:margin-right="0.499cm" fo:text-align="center" style:justify-single-word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.499cm" fo:margin-right="0.499cm" fo:margin-top="0.4cm" fo:margin-bottom="0cm" loext:contextual-spacing="false" fo:orphans="0" fo:widows="0" fo:text-indent="0cm" style:auto-text-indent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499cm" fo:margin-right="0.499cm" fo:margin-top="0.4cm" fo:margin-bottom="0cm" loext:contextual-spacing="false" fo:orphans="0" fo:widows="0" fo:text-indent="0cm" style:auto-text-indent="false" style:text-autospace="none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.36cm" style:auto-text-indent="false" style:text-autospace="none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.36cm" style:auto-text-indent="false" style:text-autospace="non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. számú melléklet az 5/2003. (II. 19.) ESzCsM rendelethez</text:p>
      <text:p text:style-name="P7">IGAZOLÁS <text:line-break/>tartósan beteg, illetőleg súlyosan fogyatékos gyermekről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columns-spanned="2" office:value-type="string">
            <text:p text:style-name="P13"><text:s/>Igénylő neve: .........................................................</text:p>
          </table:table-cell>
          <table:covered-table-cell/>
          <table:table-cell table:style-name="Táblázat1.C1" table:number-columns-spanned="2" office:value-type="string">
            <text:p text:style-name="P13"><text:s/>Szül.: ____ év __ hó __ nap</text:p>
          </table:table-cell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15"><text:span text:style-name="T1"><text:s/>Lakcím: ____ ...................................................</text:span></text:p>
          </table:table-cell>
          <table:covered-table-cell/>
          <table:table-cell table:style-name="Táblázat1.C2" table:number-columns-spanned="2" office:value-type="string">
            <text:p text:style-name="P13"><text:s/>TAJ-száma: ___-___-___</text:p>
          </table:table-cell>
          <table:covered-table-cell/>
        </table:table-row>
        <table:table-row table:style-name="Táblázat1.1">
          <table:table-cell table:style-name="Táblázat1.A3" table:number-columns-spanned="2" office:value-type="string">
            <text:p text:style-name="P16"><text:s/>Gyermek TAJ-száma: ___-___-___</text:p>
          </table:table-cell>
          <table:covered-table-cell/>
          <table:table-cell table:style-name="Táblázat1.C3" table:number-columns-spanned="2" office:value-type="string">
            <text:p text:style-name="P16"><text:s/>Szül.: ____ év __ hó __ nap</text:p>
          </table:table-cell>
          <table:covered-table-cell/>
        </table:table-row>
        <table:table-row table:style-name="Táblázat1.1">
          <table:table-cell table:style-name="Táblázat1.A4" table:number-columns-spanned="4" office:value-type="string">
            <text:p text:style-name="P4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1"><text:span text:style-name="T1"><text:s/></text:span><text:span text:style-name="T2">I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2"><text:s/>Szakorvos állítja ki!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4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8" table:number-columns-spanned="4" office:value-type="string">
            <text:p text:style-name="P20"><text:s/>Gyermek neve: 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Anyja neve: .....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7"><text:span text:style-name="T1"><text:s/>Igazolom, hogy a fent nevezett gyermek - tartós betegsége, illetve súlyos fogyatékossága miatt - a családok támogatásáról szóló 1998. évi LXXXIV. törvény 4. §-ának </text:span><text:span text:style-name="T3">fa) </text:span><text:span text:style-name="T1">pontjában foglaltaknak megfelel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Diagnózis: ......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Betűjele: .........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1"><text:span text:style-name="T1"><text:s/>Számjele: ...........................................................................................................................................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8"><text:s/>Fenti betegség, súlyos fogyatékosság a kiállítás dátumát megelőzően legalább 2 hónapon keresztül 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0"><text:s/>fennállt </text:p>
          </table:table-cell>
          <table:table-cell table:style-name="Táblázat1.C2" table:number-columns-spanned="3" office:value-type="string">
            <text:p text:style-name="P10"><text:s/>nem állt fenn.</text:p>
          </table:table-cell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- Következő felülvizsgálat időpontja: ____ év __ hó __ nap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7"><text:span text:style-name="T1"><text:s/>- Az állapot véglegessége folytán rendszeres felülvizsgálat nem szükséges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Kiállítás dátuma: 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9"><text:s/>P. H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2"><text:s/>...................................................<text:line-break/>szakorvos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2"><text:s/>intézményi bélyegző helye</text:p>
          </table:table-cell>
          <table:covered-table-cell/>
          <table:covered-table-cell/>
        </table:table-row>
        <table:table-row table:style-name="Táblázat1.1">
          <table:table-cell table:style-name="Táblázat1.A4" table:number-columns-spanned="4" office:value-type="string">
            <text:p text:style-name="P4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1"><text:span text:style-name="T1"><text:s/></text:span><text:span text:style-name="T2">II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1"><text:span text:style-name="T1"><text:s/>Szakorvos állítja ki!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4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8" table:number-columns-spanned="4" office:value-type="string">
            <text:p text:style-name="P20"><text:s/>Gyermek neve: 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Anyja neve: .....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7"><text:span text:style-name="T1"><text:s/>A fent nevezett gyermek - tartós betegség, illetve súlyos fogyatékosság hiányában - a családok támogatásáról szóló 1998. évi LXXXIV. törvény 4. §-ának </text:span><text:span text:style-name="T3">fa) </text:span><text:span text:style-name="T1">pontjában foglaltaknak nem felel meg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Kiállítás dátuma: 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9"><text:s/>P. H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2"><text:s/>...................................................<text:line-break/>szakorvos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2"><text:s/>intézményi bélyegző helye</text:p>
          </table:table-cell>
          <table:covered-table-cell/>
          <table:covered-table-cell/>
        </table:table-row>
        <table:table-row table:style-name="Táblázat1.1">
          <table:table-cell table:style-name="Táblázat1.A4" table:number-columns-spanned="3" office:value-type="string">
            <text:p text:style-name="P5"><text:s/></text:p>
          </table:table-cell>
          <table:covered-table-cell/>
          <table:covered-table-cell/>
          <table:table-cell table:style-name="Táblázat1.D39" office:value-type="string">
            <text:p text:style-name="P6"/>
          </table:table-cell>
        </table:table-row>
        <text:soft-page-break/>
        <table:table-row table:style-name="Táblázat1.1">
          <table:table-cell table:style-name="Táblázat1.A5" table:number-columns-spanned="4" office:value-type="string">
            <text:p text:style-name="P1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1"><text:span text:style-name="T1"><text:s/></text:span><text:span text:style-name="T2">III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2"><text:s/>Szakorvos állítja ki!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"><text:s/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8" table:number-columns-spanned="4" office:value-type="string">
            <text:p text:style-name="P21"><text:span text:style-name="T1"><text:s/>Gyermek neve: ...................................................................................................................................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Anyja neve: .....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7"><text:span text:style-name="T1"><text:s/>Igazolom, hogy a fent nevezett gyermek tartós betegsége, illetve súlyos fogyatékossága - állapotjavulás, illetve gyógyulás miatt - a kiállítás dátumától nem felel meg a családok támogatásáról szóló 1998. évi LXXXIV. törvény 4. §-ának </text:span><text:span text:style-name="T3">fa) </text:span><text:span text:style-name="T1">pontjában foglalt feltételeknek.</text:span>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20"><text:s/>Kiállítás dátuma: ........................................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9" table:number-columns-spanned="4" office:value-type="string">
            <text:p text:style-name="P19"><text:s/>P. H.</text:p>
          </table:table-cell>
          <table:covered-table-cell/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4"><text:s/>...................................................<text:line-break/>szakorvos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2" office:value-type="string">
            <text:p text:style-name="P1"><text:s/></text:p>
          </table:table-cell>
          <table:table-cell table:style-name="Táblázat1.C2" table:number-columns-spanned="3" office:value-type="string">
            <text:p text:style-name="P12"><text:s/>intézményi bélyegző helye</text:p>
          </table:table-cell>
          <table:covered-table-cell/>
          <table:covered-table-cell/>
        </table:table-row>
        <table:table-row table:style-name="Táblázat1.1">
          <table:table-cell table:style-name="Táblázat1.A3" office:value-type="string">
            <text:p text:style-name="P1"><text:s/></text:p>
          </table:table-cell>
          <table:table-cell table:style-name="Táblázat1.C3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 table:style-name="Táblázat1.1">
          <table:table-cell table:style-name="Táblázat1.A5" table:number-columns-spanned="4" office:value-type="string">
            <text:p text:style-name="P1"><text:s/></text:p>
          </table:table-cell>
          <table:covered-table-cell/>
          <table:covered-table-cell/>
          <table:covered-table-cell/>
        </table:table-row>
      </table:table>
      <text:p text:style-name="P8">TÁJÉKOZTATÓ</text:p>
      <text:p text:style-name="P23">Az igazolást gyermekklinika, gyermekszakkórház, kórházi gyermekosztály, szakambulancia, szakrendelő vagy szakgondozó intézmény szakorvosa (a továbbiakban: szakorvos) adja ki.</text:p>
      <text:p text:style-name="P23">A szakorvos az igazolás I. pontját tölti ki</text:p>
      <text:p text:style-name="P22"><text:span text:style-name="T3">a) </text:span><text:span text:style-name="T1">első vizsgálat esetén, amennyiben azt állapítja meg, hogy a gyermek - tartós betegsége, illetve súlyos fogyatékossága miatt - a családok támogatásáról szóló 1998. évi LXXXIV. törvény 4. §-ának </text:span><text:span text:style-name="T3">fa) </text:span><text:span text:style-name="T1">pontjában foglaltaknak megfelel, illetőleg</text:span></text:p>
      <text:p text:style-name="P22"><text:span text:style-name="T3">b) </text:span><text:span text:style-name="T1">a rendszeres felülvizsgálat esetén, amennyiben azt állapítja meg, hogy a gyermek állapotában nem állt be olyan kedvező változás (javulás, gyógyulás), amelynek alapján a családi pótlékra jogosult a továbbiakban nem tarthat igényt a magasabb mértékű ellátásra.</text:span></text:p>
      <text:p text:style-name="P22"><text:span text:style-name="T1">A szakorvos az igazolás II. pontját tölti ki első vizsgálat esetén, amennyiben azt állapítja meg, hogy a gyermek - tartós betegség, illetve súlyos fogyatékosság hiányában - a családok támogatásáról szóló 1998. évi LXXXIV. törvény 4. §-ának </text:span><text:span text:style-name="T3">fa) </text:span><text:span text:style-name="T1">pontjában foglaltaknak nem felel meg.</text:span></text:p>
      <text:p text:style-name="P23">A szakorvos az igazolás III. pontját tölti ki, ha a rendszeres felülvizsgálat alkalmával azt állapítja meg, hogy a gyermek állapotában olyan kedvező változás (javulás, gyógyulás) állott be, amelynek alapján a családi pótlékra jogosult a továbbiakban nem tarthat igényt a magasabb mértékű ellátásra.</text:p>
      <text:p text:style-name="P23">Ezt az igazolást a családi pótlékra való igény bejelentését vagy - már folyósított családi pótlék esetén - az igazolás kiállítását követő 15 napon belül a családi pótlékot folyósító szervnél le kell adni, illetőleg felülvizsgálati kérelem esetén a megyei gyermekgyógyász szakfőorvosnak be kell mutatni.</text:p>
      <text:p text:style-name="P23">Ha a szakorvos olyan igazolást állít ki, amelynek alapján az ellátást igénylő nem tarthat igényt, illetőleg a továbbiakban nem tarthat igényt a magasabb összegű családi pótlékra, az igénylő az igazolás kiadását követő 15 napon belül kérheti a szakvélemény felülvizsgálatát a gyermek állandó lakhelye, ennek hiányában tartózkodási helye szerint illetékes megyei gyermekgyógyász szakfőorvostól.</text:p>
      <text:p text:style-name="P23">A tartósan beteg, illetve súlyosan fogyatékos gyermek után járó magasabb összegű családi pótlék annak a hónapnak a végéig jár, ameddig a betegség, súlyos fogyatékosság fennállását igazolták.</text:p>
      <text:p text:style-name="P23">Ha a tartósan beteg, illetve súlyosan fogyatékos gyermek után - állapotának javulása miatt - a magasabb összegű családi pótlék már nem jár, a magasabb összegű ellátásra való jogosultság megszűnését követő hónaptól a családi pótlékot új összeggel kell folyósítani, feltéve, hogy az ellátásra való jogosultság egyébként fennál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hu" fo:country="H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betűtípusa" style:display-name="Bekezdés alapbetűtípusa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orbanzs</meta:initial-creator>
    <meta:creation-date>2013-02-20T13:37:00</meta:creation-date>
    <dc:date>2016-02-22T21:50:20.453995850</dc:date>
    <meta:editing-cycles>3</meta:editing-cycles>
    <meta:editing-duration>PT6M17S</meta:editing-duration>
    <meta:document-statistic meta:table-count="1" meta:image-count="0" meta:object-count="0" meta:page-count="2" meta:paragraph-count="89" meta:word-count="582" meta:character-count="5732" meta:non-whitespace-character-count="5125"/>
    <meta:generator>LibreOffice/5.0.5.2$Linux_X86_64 LibreOffice_project/00m0$Build-2</meta:generator>
  </office:meta>
</office:document-meta>
</file>